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2">
      <style:text-properties fo:font-style="italic" fo:font-weight="bold" officeooo:rsid="001e4dbf" officeooo:paragraph-rsid="001e4dbf" fo:background-color="#fff200" style:font-style-asian="italic" style:font-weight-asian="bold" style:font-style-complex="italic" style:font-weight-complex="bold"/>
    </style:style>
    <style:style style:name="P2" style:family="paragraph" style:parent-style-name="Text_20_body">
      <style:text-properties fo:font-style="italic" fo:font-weight="bold" officeooo:rsid="001e4dbf" officeooo:paragraph-rsid="001e4dbf" fo:background-color="#fff200" style:font-style-asian="italic" style:font-weight-asian="bold" style:font-style-complex="italic" style:font-weight-complex="bold"/>
    </style:style>
    <style:style style:name="P3" style:family="paragraph" style:parent-style-name="Text_20_body" style:list-style-name="L2"/>
    <style:style style:name="P4" style:family="paragraph" style:parent-style-name="Text_20_body" style:list-style-name="L1">
      <style:text-properties fo:font-style="normal" style:font-style-asian="normal" style:font-style-complex="normal"/>
    </style:style>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19"/>
    <style:style style:name="P19" style:family="paragraph" style:parent-style-name="Text_20_body" style:list-style-name="L20"/>
    <style:style style:name="P20" style:family="paragraph" style:parent-style-name="Text_20_body" style:list-style-name="L21"/>
    <style:style style:name="P21" style:family="paragraph" style:parent-style-name="Text_20_body" style:list-style-name="L22"/>
    <style:style style:name="P22" style:family="paragraph" style:parent-style-name="Text_20_body" style:list-style-name="L23"/>
    <style:style style:name="P23" style:family="paragraph" style:parent-style-name="Text_20_body" style:list-style-name="L25"/>
    <style:style style:name="P24" style:family="paragraph" style:parent-style-name="Text_20_body">
      <style:text-properties officeooo:paragraph-rsid="001e4dbf"/>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1">
      <style:paragraph-properties fo:margin-top="0cm" fo:margin-bottom="0cm" loext:contextual-spacing="false"/>
      <style:text-properties fo:font-weight="bold"/>
    </style:style>
    <style:style style:name="P27" style:family="paragraph" style:parent-style-name="Text_20_body" style:list-style-name="L1">
      <style:paragraph-properties fo:margin-top="0cm" fo:margin-bottom="0cm" loext:contextual-spacing="false"/>
      <style:text-properties fo:font-weight="bold" officeooo:rsid="001e4dbf" officeooo:paragraph-rsid="001e4dbf"/>
    </style:style>
    <style:style style:name="P28" style:family="paragraph" style:parent-style-name="Text_20_body" style:list-style-name="L1">
      <style:paragraph-properties fo:margin-top="0cm" fo:margin-bottom="0cm" loext:contextual-spacing="false" fo:text-align="justify" style:justify-single-word="false"/>
      <style:text-properties fo:font-style="italic" fo:font-weight="bold" officeooo:rsid="001e4dbf" officeooo:paragraph-rsid="001e4dbf" style:font-style-asian="italic" style:font-style-complex="italic"/>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2">
      <style:paragraph-properties fo:margin-top="0cm" fo:margin-bottom="0cm" loext:contextual-spacing="false"/>
      <style:text-properties officeooo:paragraph-rsid="001e4dbf"/>
    </style:style>
    <style:style style:name="P31" style:family="paragraph" style:parent-style-name="Text_20_body" style:list-style-name="L1">
      <style:paragraph-properties fo:margin-top="0cm" fo:margin-bottom="0cm" loext:contextual-spacing="false"/>
      <style:text-properties fo:font-style="normal" style:font-style-asian="normal" style:font-style-complex="normal"/>
    </style:style>
    <style:style style:name="T1" style:family="text">
      <style:text-properties fo:font-style="italic"/>
    </style:style>
    <style:style style:name="T2" style:family="text">
      <style:text-properties fo:font-style="italic" fo:font-weight="bold" officeooo:rsid="001e4dbf" fo:background-color="#fff200" loext:char-shading-value="0" style:font-style-asian="italic" style:font-weight-asian="bold" style:font-style-complex="italic" style:font-weight-complex="bold"/>
    </style:style>
    <style:style style:name="T3" style:family="text">
      <style:text-properties fo:font-weight="bold"/>
    </style:style>
    <style:style style:name="T4" style:family="text">
      <style:text-properties fo:font-weight="bold" officeooo:rsid="001e4dbf"/>
    </style:style>
    <style:style style:name="T5" style:family="text">
      <style:text-properties fo:font-weight="bold" style:font-weight-asian="bold" style:font-weight-complex="bold"/>
    </style:style>
    <style:style style:name="T6" style:family="text">
      <style:text-properties fo:font-weight="bold" officeooo:rsid="001e4dbf" style:font-weight-asian="bold" style:font-weight-complex="bold"/>
    </style:style>
    <style:style style:name="T7" style:family="text">
      <style:text-properties officeooo:rsid="001e4dbf"/>
    </style:style>
    <style:style style:name="T8" style:family="text">
      <style:text-properties fo:font-weight="normal" style:font-weight-asian="normal" style:font-weight-complex="normal"/>
    </style:style>
    <style:style style:name="T9" style:family="text">
      <style:text-properties fo:font-weight="normal" officeooo:rsid="001e4dbf" style:font-weight-asian="normal"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1" table:style-name="Taula1">
        <table:table-column table:style-name="Taula1.A"/>
        <table:table-row>
          <table:table-cell table:style-name="Taula1.A1" office:value-type="string">
            <text:list xml:id="list3781678244" text:style-name="L1">
              <text:list-header>
                <text:p text:style-name="P28">2019.07.22 Jitsi bidez - Biltokia</text:p>
              </text:list-header>
            </text:list>
          </table:table-cell>
        </table:table-row>
        <table:table-row>
          <table:table-cell table:style-name="Taula1.A2" office:value-type="string">
            <text:list xml:id="list162434831713203" text:continue-numbering="true" text:style-name="L1">
              <text:list-header>
                <text:p text:style-name="P28">Kideak: Uma, Aingeru, Iune eta Ainhoa</text:p>
              </text:list-header>
            </text:list>
          </table:table-cell>
        </table:table-row>
      </table:table>
      <text:list xml:id="list162435082398529" text:continue-numbering="true" text:style-name="L1">
        <text:list-header>
          <text:p text:style-name="P27"/>
        </text:list-header>
        <text:list-item>
          <text:p text:style-name="P26">Ikasturtearen balorazioa eta aurrera begira:</text:p>
          <text:list>
            <text:list-item>
              <text:p text:style-name="P25"><text:span text:style-name="T1">Aingeru: </text:span>Aingeru 3 hilabete doa kanpora hurrengo ikasturtean. Italiara <text:span text:style-name="T7">d</text:span>oa berriro, abuztuak. 28an. Durangoko azokararte egongo <text:span text:style-name="T7">da</text:span> bertan. Doktorego tesian oso une garrantzitsua izando da. Abuztuan dinamikak igotzeko prest eta urtarrilean komunikazio lanetarako prest.  <text:span text:style-name="T7">Italian dagoenean puntualki gauza txikietan laguntzeko bakarrik.</text:span></text:p>
            </text:list-item>
            <text:list-item>
              <text:p text:style-name="P31">Ainhoa: frustrazio apur batekin bizi izan dut ikasturtea. Poliki xamar eta ahul joatearen sentsazioa. Pertsonalki, tresnaren potentzialtasuna geroz eta argiago ikusten dut baina egunerokoan tartea eskaintzeko zailtasunak. </text:p>
            </text:list-item>
            <text:list-item>
              <text:p text:style-name="P4">Uma: ikasturte honetan ez dut hartu tarterik hau egiteko. Bi edo hiru hilabetez ere horrela egongo naiz. baina bai ondo egongo zen bukatzea en vez de arrastrarlo.</text:p>
            </text:list-item>
          </text:list>
        </text:list-item>
      </text:list>
      <text:list xml:id="list1715815389" text:style-name="L2">
        <text:list-item>
          <text:p text:style-name="P29"><text:span text:style-name="T3">Diru kontuak: </text:span><text:span text:style-name="T9">Duela bi urte inguru, Pilirekin aurrekontu bat adostu zen biltokia martxan jartzeko lanengatik (gisa elkartea moduan). Proiektuaren amaiera eta justifikazioa iristen ari da, eta aurrekontu hori egokitu beharko litzateke (maiatzean bukatzen da proiektua eta beraz horren aurretik hau ondo zehaztu behar da, azken momentuan komeni da ez izatea). </text:span><text:span text:style-name="T8">Umak begiratu beharko beher dutu emailak. Ainhoak emailean ez du informaziorik batna, adostutako aurrekontua bai. </text:span><text:span text:style-name="T9">Iune eta Umak begiratuko dute.</text:span></text:p>
        </text:list-item>
        <text:list-item>
          <text:p text:style-name="P30"><text:span text:style-name="T4">Datozen hilabeteak:</text:span></text:p>
          <text:list>
            <text:list-item>
              <text:p text:style-name="P30"><text:span text:style-name="T3">Barne mailako aurkezpena abenduan - Aurkezpen publikoa otsailean. </text:span>Pena handla izango da, lan handia hartara eta gero inork ez erabiltzea. Beraz, aurkezpena zeoze fisikoa izatea hobesten dugu. <text:span text:style-name="T7">Prentsa deituz.</text:span></text:p>
            </text:list-item>
            <text:list-item>
              <text:p text:style-name="P29"><text:span text:style-name="T5">Udazkenean </text:span><text:span text:style-name="T6">zehar</text:span><text:span text:style-name="T5">,</text:span> hiruzpalau bilera egin <text:span text:style-name="T7">daitezke </text:span>eragileekin. <text:span text:style-name="T3">Bi elkarte mota: </text:span>edukia partekatuko dituztenak eta erabiltzaileak edo hartzaileak. Manuel Robles Arangiz, Ipar Hegoa, Emagin.... hauek igotzeko. Erabiltzaileak beste guztiak. </text:p>
            </text:list-item>
            <text:list-item>
              <text:p text:style-name="P29"><text:span text:style-name="T6">Abuztua-azaroa:</text:span><text:span text:style-name="T7"> </text:span>Lan handia dago egiteko <text:span text:style-name="T7">zumalabeko materialak txukundu eta igotzten</text:span>. <text:span text:style-name="T7">Ainhoa prest dago, baina egunerokoan zaila izango du berak bakarrik egitea. </text:span><text:s/>Gatzozpindukoak Aingeruk begiratuko ditu eta igotzen joan. Txukuntze lana egiteko ea beste norbait animatzen den pentsatuko du Ainhoak. </text:p>
            </text:list-item>
          </text:list>
        </text:list-item>
        <text:list-item>
          <text:p text:style-name="P29"><text:span text:style-name="T3">Zalantza:</text:span> norbaitek igo nahi badu zerbait aipatu genuen moderazio bidez igoko litzatekeela, baina nola? umak bidali digu eredua, baina botoia falta da webgunean. Kontenplatu beharko dugu, behin tresna martxan jarrita nola eman jarraipena.... nork sostengatu behar duen.... Aurkezpena eta ostekorarte ez dugu taldea disolbatuko eta ikusiko ze pena bat izango zen. Baina lan hori aurreikustea garrantzitsua litzateke. </text:p>
        </text:list-item>
        <text:list-item>
          <text:p text:style-name="P3"><text:span text:style-name="T6">Besteak: </text:span>Hizkuntzaren inguruan espero zona baino ganza gutxiago egongo dira euskaraz. </text:p>
        </text:list-item>
        <text:list-item>
          <text:p text:style-name="P1">Aurreko bileran adostatutako hobekuntzak:</text:p>
        </text:list-item>
      </text:list>
      <text:p text:style-name="P2"/>
      <text:p text:style-name="P24"><text:span text:style-name="T2">DISEINU BERRIARI EKARPENAK edo ZALANTZAK</text:span></text:p>
      <text:section text:style-name="Sect1" text:name="magicdomid73">
        <text:list xml:id="list3868836464" text:style-name="L5">
          <text:list-item>
            <text:p text:style-name="P5">Itxura orokorra: Sarrerako testua jartzea</text:p>
          </text:list-item>
        </text:list>
      </text:section>
      <text:section text:style-name="Sect1" text:name="magicdomid74">
        <text:list xml:id="list4027255994" text:style-name="L6">
          <text:list-item>
            <text:p text:style-name="P6"><text:soft-page-break/> esteka jartzeko aukeraz gain, pdf-a igotzeko aukera ere jartzea (gauza batzuk guk sortutakoak baitira...) edo nola egin daiteke? Archive.org?</text:p>
          </text:list-item>
        </text:list>
      </text:section>
      <text:section text:style-name="Sect1" text:name="magicdomid75">
        <text:list xml:id="list3720091150" text:style-name="L7">
          <text:list-item>
            <text:p text:style-name="P7">Dinamikak igotzeko: iraupenean (taldearen arabera kasillatxoa). Deskribapenean jarriko dugu (taldearen araberakoa) </text:p>
          </text:list-item>
        </text:list>
      </text:section>
      <text:section text:style-name="Sect1" text:name="magicdomid76">
        <text:list xml:id="list1187059038" text:style-name="L8">
          <text:list-item>
            <text:p text:style-name="P8">Bideoak igotzeko: Ondo dagoela iruditzen zait. Agian bideoak igotzeko irizpide batzuk? Helburuak jartzen duen atalean agian beste zerbait jarriko nuke. Deskribapena eta helburuak egotea ez du zentzurik.... </text:p>
          </text:list-item>
        </text:list>
      </text:section>
      <text:section text:style-name="Sect1" text:name="magicdomid78">
        <text:list xml:id="list862005011" text:style-name="L10">
          <text:list-item>
            <text:p text:style-name="P9">Agian botoitxo bat falta da aukeratutako ezarpenak ezabatzeko edo zerora bueltatzeko.</text:p>
          </text:list-item>
        </text:list>
      </text:section>
      <text:section text:style-name="Sect1" text:name="magicdomid79">
        <text:list xml:id="list2643151126" text:style-name="L11">
          <text:list-item>
            <text:p text:style-name="P10">Formularioan reset bat jartzea (aukera badago)</text:p>
          </text:list-item>
        </text:list>
      </text:section>
      <text:section text:style-name="Sect1" text:name="magicdomid80">
        <text:list xml:id="list476926842" text:style-name="L12">
          <text:list-item>
            <text:p text:style-name="P11">Bestalde, aukera bat klikatu ondoren ezin da desaktibatu, aukera guztiak aktibatu behar dira "desaktibatzeko". "Guztiak" izeneko aukera bat jarri daiteke zerrenden gainean. Konponbidea: resetarekin eta tickarekin. Filtroak jartzeko tick moduan jartzea egokiagoa ikusten dut aukeratzea baino.... bestela ematen du aukera bakarra sakatu al dela </text:p>
          </text:list-item>
        </text:list>
      </text:section>
      <text:section text:style-name="Sect1" text:name="magicdomid82">
        <text:list xml:id="list2957294490" text:style-name="L14">
          <text:list-item>
            <text:p text:style-name="P13">Dinamiika batean sartzean, irakurterrazagoa izatea. Formatua....</text:p>
          </text:list-item>
        </text:list>
      </text:section>
      <text:section text:style-name="Sect1" text:name="magicdomid83">
        <text:list xml:id="list2984291602" text:style-name="L15">
          <text:list-item>
            <text:p text:style-name="P14">Oharrak detailetan ez dira agertzen eta adjuntuak erez</text:p>
          </text:list-item>
        </text:list>
      </text:section>
      <text:section text:style-name="Sect1" text:name="magicdomid84">
        <text:list xml:id="list3889878979" text:style-name="L16">
          <text:list-item>
            <text:p text:style-name="P15">Fitxa moduan inprimitzeko aukera ematea</text:p>
          </text:list-item>
        </text:list>
      </text:section>
      <text:section text:style-name="Sect1" text:name="magicdomid85">
        <text:list xml:id="list3230582331" text:style-name="L17">
          <text:list-item>
            <text:p text:style-name="P16">Minuskulak eta maiuskulak estandarizatu</text:p>
          </text:list-item>
        </text:list>
      </text:section>
      <text:section text:style-name="Sect1" text:name="magicdomid86">
        <text:list xml:id="list1185898526" text:style-name="L18">
          <text:list-item>
            <text:p text:style-name="P17">Aukera ematea destakatu al izateko (igotzen denean)</text:p>
          </text:list-item>
        </text:list>
      </text:section>
      <text:section text:style-name="Sect1" text:name="magicdomid87">
        <text:list xml:id="list1810109355" text:style-name="L19">
          <text:list-item>
            <text:p text:style-name="P18">Azken materiala lehendabizi + destakatuakt</text:p>
          </text:list-item>
        </text:list>
      </text:section>
      <text:section text:style-name="Sect1" text:name="magicdomid88">
        <text:list xml:id="list3040557208" text:style-name="L20">
          <text:list-item>
            <text:p text:style-name="P19">Gaien inguruko itzulpenak egin behar dira ondo</text:p>
          </text:list-item>
        </text:list>
      </text:section>
      <text:section text:style-name="Sect1" text:name="magicdomid89">
        <text:list xml:id="list645966505" text:style-name="L21">
          <text:list-item>
            <text:p text:style-name="P20">Diseinuari beste bielta bat ematea</text:p>
          </text:list-item>
        </text:list>
      </text:section>
      <text:section text:style-name="Sect1" text:name="magicdomid90">
        <text:list xml:id="list1284152105" text:style-name="L22">
          <text:list-item>
            <text:p text:style-name="P21">EU/ES: hizkuntzaren gainean arratoia pasatzen duzunean, azalpentxoa gehitzea (gauza batzuk hizkuntza bakarrean daude).</text:p>
          </text:list-item>
        </text:list>
      </text:section>
      <text:section text:style-name="Sect1" text:name="magicdomid91">
        <text:list xml:id="list2149096184" text:style-name="L23">
          <text:list-item>
            <text:p text:style-name="P22">Plangintzari heldu diogu, kontu teknikoak eta diseinuari dagokion gauzak konpontzeko aste hauetan geldituko dira Iune eta Uma. </text:p>
          </text:list-item>
        </text:list>
      </text:section>
      <text:section text:style-name="Sect1" text:name="magicdomid93">
        <text:list xml:id="list577711939" text:style-name="L25">
          <text:list-item>
            <text:p text:style-name="P23">Zumalabeko webgunean biltokiaren ikonitoa jarri (modu pribatuan)</text:p>
          </text:list-item>
        </text:list>
      </text:section>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nhoa Narbaiza </meta:initial-creator>
    <meta:creation-date>2019-07-23T16:07:18.241904241</meta:creation-date>
    <dc:date>2019-07-23T16:24:32.942698701</dc:date>
    <dc:creator>Ainhoa Narbaiza </dc:creator>
    <meta:editing-duration>PT6M32S</meta:editing-duration>
    <meta:editing-cycles>1</meta:editing-cycles>
    <meta:document-statistic meta:table-count="1" meta:image-count="0" meta:object-count="0" meta:page-count="2" meta:paragraph-count="34" meta:word-count="596" meta:character-count="4368" meta:non-whitespace-character-count="3826"/>
    <meta:generator>LibreOffice/6.0.7.3$Linux_X86_64 LibreOffice_project/00m0$Build-3</meta:generator>
  </office:meta>
</office:document-meta>
</file>